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8-2014</text:p>
      <text:p text:style-name="P44"><text:span text:style-name="T5">Maturín, </text:span><text:span text:style-name="Fuente_20_de_20_párrafo_20_predeter."><text:span text:style-name="T3">3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6-2014</text:span><text:span text:style-name="T14"> </text:span><text:span text:style-name="T8">DE FECHA 31-07-2014</text:span></text:p>
      <text:p text:style-name="P36"/>
      <text:p text:style-name="P29"><text:span text:style-name="T8">OBJETO: </text:span><text:span text:style-name="T9">Adquisición de Baterías para vehículos pertenecientes y de uso exclusivo de e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DISTRIBAT C.A<text:line-break/>- Oferta "B": DISTRIBUIDORA DUNCAN, C.A<text:line-break/>- Oferta "C": THAPON CAR SHOP,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5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DISTRIBAT C.A</text:span></text:p>
          </table:table-cell>
          <table:table-cell table:style-name="Tabla3.A3" office:value-type="string">
            <text:p text:style-name="P49">Oferta mas Economica<text:line-break/><text:line-break/>Monto oferta "A"</text:p>
          </table:table-cell>
          <table:table-cell table:style-name="Tabla3.A3" office:value-type="string">
            <text:p text:style-name="P49">10.08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DISTRIBUIDORA DUNCAN, C.A</text:span></text:p>
          </table:table-cell>
          <table:table-cell table:style-name="Tabla3.A3" office:value-type="string">
            <text:p text:style-name="P49">Oferta mas Economica<text:line-break/><text:line-break/>Monto oferta "B"</text:p>
          </table:table-cell>
          <table:table-cell table:style-name="Tabla3.A3" office:value-type="string">
            <text:p text:style-name="P49">10.08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THAPON CAR SHOP,C.A</text:span></text:p>
          </table:table-cell>
          <table:table-cell table:style-name="Tabla3.A3" office:value-type="string">
            <text:p text:style-name="P49">Oferta mas Economica<text:line-break/><text:line-break/>Monto oferta "C"</text:p>
          </table:table-cell>
          <table:table-cell table:style-name="Tabla3.A3" office:value-type="string">
            <text:p text:style-name="P49">10.080,00<text:line-break/><text:line-break/><text:line-break/>10.08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DISTRIBAT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DISTRIBUIDORA DUNCAN,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THAPON CAR SHOP,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DISTRIBAT, C.A, THAPON CAR SHOP, C.A y DISTRIBUIDORA DUNCAN, C.A quienes cuentan con reconocida experiencia en todo lo relacionado con el ramo, de las cuales DISTRIBAT, C.A, y DISTRIBUIDORA DUNCAN, C.A, manifestaron al momento de la recepción de la invitación no poseer disponibilidad en inventario, y del mismo modo informaron que el procedimiento para adquirir el renglón requerido es ingresar en una lista de espera para la asignación posterior del bien solicitado sin fecha definida, razon por la cual se les hace imposible cotizar, THAPON CAR SHOP, C.A  por el contrario presento cotización aclarando que vista la alta demanda y la poca oferta, la adquisición debía ser de manera inmediata, vista la necesidad imperiosa en la que se encuentra éste Órgano Contralor en realizar la reactivación de los vehículos que se encuentran fuera de servicio, considerando también que se tiene respuesta por parte de los proveedores Invitados, ésta Unidad Contratante decide reducir los lapsos de Contratación,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calidad de servicio y tiempo de respuesta.</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THAPON CAR SHOP, C.A, califica como ganadora en el presente procedimiento de selección de contratistas, por cuanto su oferta económica se ajusta a lo solicitado,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45-2014 para la Adquisición de Baterías para vehículos pertenecientes y de uso exclusivo de este Órgano Contralor, a la empresa THAPON CAR SHOP, C.A, Rif J-31705116-5 por un monto de DIEZ MIL OCHENTA CON CERO CÉNTIMOS (Bs 10.080,00), incluyendo IVA, para los renglones y cantidades requeridas.<text:line-break/><text:line-break/>RENGLON<text:line-break/>DESCRIPCIÓN<text:line-break/>UNIDAD DE MEDIDA <text:line-break/>CANTIDAD<text:line-break/>1<text:line-break/>Bateria 1000 Amp<text:line-break/>Unidad <text:line-break/>Uno (01)<text:line-break/>2<text:line-break/>Bateria 800 Amp<text:line-break/>Unidad <text:line-break/>Uno (01)<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